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248" officeooo:paragraph-rsid="000b6248"/>
    </style:style>
    <style:style style:name="P2" style:family="paragraph" style:parent-style-name="Standard">
      <style:text-properties officeooo:rsid="000b6248" officeooo:paragraph-rsid="000c95b6"/>
    </style:style>
    <style:style style:name="P3" style:family="paragraph" style:parent-style-name="Standard">
      <style:text-properties officeooo:rsid="000d8b60" officeooo:paragraph-rsid="000d8b60"/>
    </style:style>
    <style:style style:name="P4" style:family="paragraph" style:parent-style-name="Text_20_body">
      <style:text-properties officeooo:rsid="000d8b60" officeooo:paragraph-rsid="000d8b60"/>
    </style:style>
    <style:style style:name="P5" style:family="paragraph" style:parent-style-name="Preformatted_20_Text">
      <style:text-properties officeooo:rsid="000d8b60" officeooo:paragraph-rsid="000d8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file for tomcat sll:</text:p>
      <text:p text:style-name="P1"/>
      <text:p text:style-name="P1"/>
      <text:p text:style-name="P1"/>
      <text:p text:style-name="P2">FROM sdd330/alpine-tomcat-oraclejdk MAINTAINER Yang Leijun &lt;yang.leijun@gmail.com&gt; RUN mkdir $CATALINA_HOME/cert WORKDIR $CATALINA_HOME/cert </text:p>
      <text:p text:style-name="P2">RUN \ </text:p>
      <text:p text:style-name="P2">keytool -genkeypair -alias servercert -keyalg RSA -dname "CN=Web Server,OU=Unit,O=Organization,L=City,S=State,C=US" -keypass password -keystore server.jks -storepass password &amp;&amp; \ </text:p>
      <text:p text:style-name="P2">keytool -genkeypair -alias tomcat -keystore tomcat.p12 -storetype pkcs12 -keyalg RSA -dname "CN=tomcat,OU=Unit,O=Organization,L=City,S=State,C=US" -keypass password -storepass password &amp;&amp; \ </text:p>
      <text:p text:style-name="P2">keytool -exportcert -alias tomcat -file tomcat.cer -keystore tomcat.p12 -storetype pkcs12 -storepass password &amp;&amp; \ </text:p>
      <text:p text:style-name="P2">keytool -importcert -keystore server.jks -alias tomcat -file tomcat.cer -v -trustcacerts -noprompt -storepass password &amp;&amp; \ </text:p>
      <text:p text:style-name="P2">keytool -list -v -keystore server.jks -storepass password &amp;&amp; \ </text:p>
      <text:p text:style-name="P2">rm tomcat.cer </text:p>
      <text:p text:style-name="P2">WORKDIR $CATALINA_HOME </text:p>
      <text:p text:style-name="P2">COPY server.xml $CATALINA_HOME/conf/server.xml </text:p>
      <text:p text:style-name="P2">EXPOSE 8443</text:p>
      <text:p text:style-name="P2"/>
      <text:p text:style-name="P2"/>
      <text:p text:style-name="P2"/>
      <text:p text:style-name="P3">How to run:</text:p>
      <text:p text:style-name="P3"/>
      <text:p text:style-name="P3">To start an instance</text:p>
      <text:p text:style-name="P3"/>
      <text:p text:style-name="P5"><text:span text:style-name="Source_20_Text">docker run -d -p 8443:8443 --name tomcat-server sdd330/alpine-tomcatssl-oraclejdk</text:span></text:p>
      <text:p text:style-name="P3"/>
      <text:p text:style-name="P4">To start an instance and mount webapps:</text:p>
      <text:p text:style-name="P3"/>
      <text:p text:style-name="P5"><text:span text:style-name="Source_20_Text">docker run -d -p 8443:8443 -v [webapps dir]:/usr/tomcat/webapps --name tomcat-ssl-server sdd330/alpine-tomcatssl-oraclejdk</text:span></text:p>
      <text:p text:style-name="P3"/>
      <text:p text:style-name="P4">To start with jmx and debug support:</text:p>
      <text:p text:style-name="P3"/>
      <text:p text:style-name="P5"><text:span text:style-name="Source_20_Text">docker run -d -p 8443:8443 -p 9004:9004 -p 8000:8000 -e JMX=true -e JMX_HOSTNAME=192.168.59.103 --name tomcat-ssl-server sdd330/alpine-tomcatssl-oraclejdk</text:span></text:p>
      <text:p text:style-name="P3"/>
      <text:p text:style-name="P4">To login to bash:</text:p>
      <text:p text:style-name="P3"/>
      <text:p text:style-name="P5"><text:span text:style-name="Source_20_Text">docker exec -it tomcat-ssl-server bash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08:17:21.217872800</meta:creation-date>
    <dc:date>2015-09-08T08:22:29.190601264</dc:date>
    <meta:editing-duration>PT4M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168" meta:character-count="1459" meta:non-whitespace-character-count="1305"/>
  </office:meta>
</office:document-meta>
</file>